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9437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Lime2-SHIELD_Rev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57" table:default-cell-style-name="ce2"/>
        <table:table-row table:style-name="ro1">
          <table:table-cell table:style-name="ce1" office:value-type="string" calcext:value-type="string">
            <text:p>SMD КОНД 0402 100 NF 10% 10VD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10,C9,C8,C7,C6,C2</text:p>
          </table:table-cell>
          <table:table-cell table:style-name="ce1" office:value-type="string" calcext:value-type="string">
            <text:p>C_0402_5MIL_DWS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MD СЪЕДИНИТЕЛ FEMALE-YAV36P-2x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PIO4</text:p>
          </table:table-cell>
          <table:table-cell table:style-name="ce1" office:value-type="string" calcext:value-type="string">
            <text:p>GPCB127SMT-02X10(YA-V36P-2X10-LF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SMD СЪЕДИНИТЕЛ FEMALE-YAV36P-2x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PIO1,GPIO3,GPIO2</text:p>
          </table:table-cell>
          <table:table-cell table:style-name="ce1" office:value-type="string" calcext:value-type="string">
            <text:p>GPH127SMT-02X20(PA-V16X-2X20-LF)_Drill_0.9mm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MD СЪЕДИНИТЕЛ P-B-V-10-LF (GBH254SMT-10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EXT2,UEXT1</text:p>
          </table:table-cell>
          <table:table-cell table:style-name="ce1" office:value-type="string" calcext:value-type="string">
            <text:p>GBH-254-SMT-10_Smaller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SMD ИС SIT1050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SO-8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RA1206_(4x0603)_100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M1</text:p>
          </table:table-cell>
          <table:table-cell table:style-name="ce1" office:value-type="string" calcext:value-type="string">
            <text:p>R_MATRIX_4_KICAD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SMD РЕЗ 0603 120 OHM 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R_0603_5MIL_DWS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n.a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SMD РЕЗ 0402 10 K 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SMD РЕЗ 0402 330 Ohm 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SMD РЕЗ 0402 680 Ohm 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SMD РЕЗ 0402 22 Ohm 5%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7,R6,R5,R4,R3,R1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SMD РЕЗ 0402 100 K 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MICRO_SD(TFC-WPAPR-08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_SD1</text:p>
          </table:table-cell>
          <table:table-cell table:style-name="ce1" office:value-type="string" calcext:value-type="string">
            <text:p>TFC-WPAPR-0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MD CON P-B-V-40-L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PIO5</text:p>
          </table:table-cell>
          <table:table-cell table:style-name="ce1" office:value-type="string" calcext:value-type="string">
            <text:p>GBH-254-SMT-40_Shorten_Pads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KЛЕМА TB3-3.5ММ (HD-351 3P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1</text:p>
          </table:table-cell>
          <table:table-cell table:style-name="ce1" office:value-type="string" calcext:value-type="string">
            <text:p>TB3-3.5mm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SMD КОНД 0603 10 UF 6.3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5,C4,C1</text:p>
          </table:table-cell>
          <table:table-cell table:style-name="ce1" office:value-type="string" calcext:value-type="string">
            <text:p>C_0603_5MIL_DWS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SMD КОНД 0402 1 NF X7R 50VD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_0402_5MIL_DWS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MD СЪЕДИНИТЕЛ AUDIO 3.5mm PJ-W47S-05D2-L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UDIO_JACK_5PIN2,AUDIO_JACK_5PIN1</text:p>
          </table:table-cell>
          <table:table-cell table:style-name="ce1" office:value-type="string" calcext:value-type="string">
            <text:p>PJ-W47S-05D2-LF_5PIN_V2</text:p>
          </table:table-cell>
          <table:table-cell table:number-columns-repeated="60"/>
        </table:table-row>
        <table:table-row table:style-name="ro3" table:number-rows-repeated="104855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3:21:36.964728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30T13:21:49.995802208</dc:date>
    <meta:editing-duration>PT36M22S</meta:editing-duration>
    <meta:editing-cycles>12</meta:editing-cycles>
    <meta:generator>LibreOffice/6.4.4.2$Linux_X86_64 LibreOffice_project/40$Build-2</meta:generator>
    <meta:print-date>2020-04-15T08:40:28.524644156</meta:print-date>
    <meta:document-statistic meta:table-count="1" meta:cell-count="76" meta:object-count="0"/>
  </office:meta>
</office:document-meta>
</file>